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padding="0.0694in" fo:border="1pt solid #ffffff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10de78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9pt" style:font-size-asian="9pt" style:font-size-complex="9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break-before="auto" fo:break-after="auto" fo:padding="0.0201in" fo:border-left="none" fo:border-right="none" fo:border-top="0.06pt solid #000000" fo:border-bottom="0.06pt solid #000000" style:shadow="none" style:writing-mode="lr-tb"/>
      <style:text-properties fo:font-size="10pt" style:font-size-asian="10pt" style:font-size-complex="10pt"/>
    </style:style>
    <style:style style:name="P8" style:family="paragraph" style:parent-style-name="Standard">
      <style:paragraph-properties fo:line-height="115%" fo:break-before="auto" fo:break-after="auto" fo:padding="0.0201in" fo:border-left="none" fo:border-right="none" fo:border-top="0.06pt solid #000000" fo:border-bottom="0.06pt solid #000000" style:shadow="none" style:writing-mode="lr-tb"/>
    </style:style>
    <style:style style:name="P9" style:family="paragraph" style:parent-style-name="Standard">
      <style:paragraph-properties fo:line-height="115%" style:writing-mode="lr-tb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 fo:break-before="auto" fo:break-after="auto" fo:padding="0.0201in" fo:border-left="none" fo:border-right="none" fo:border-top="0.06pt solid #000000" fo:border-bottom="0.06pt solid #000000" style:shadow="none" style:writing-mode="lr-tb"/>
      <style:text-properties fo:font-size="10pt" style:font-size-asian="10pt" style:font-size-complex="10pt"/>
    </style:style>
    <style:style style:name="P13" style:family="paragraph" style:parent-style-name="Standard">
      <style:paragraph-properties fo:line-height="115%" fo:break-before="auto" fo:break-after="auto" fo:padding="0.0201in" fo:border-left="none" fo:border-right="none" fo:border-top="0.06pt solid #000000" fo:border-bottom="0.06pt solid #000000" style:shadow="none" style:writing-mode="lr-tb"/>
      <style:text-properties fo:font-size="10pt" officeooo:rsid="0010de78" officeooo:paragraph-rsid="0010de78" style:font-size-asian="10pt" style:font-size-complex="10pt"/>
    </style:style>
    <style:style style:name="P1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1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80" fo:font-size="9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0de78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103f23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10de78" style:font-size-asian="10pt" style:font-style-asian="italic" style:font-size-complex="10pt" style:font-style-complex="italic"/>
    </style:style>
    <style:style style:name="T7" style:family="text">
      <style:text-properties fo:font-size="10pt" fo:font-weight="bold" officeooo:rsid="00103f23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0de78" style:font-size-asian="10pt" style:font-weight-asian="bold" style:font-size-complex="10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normal" officeooo:rsid="0010de78" style:font-size-asian="9pt" style:font-weight-asian="normal" style:font-size-complex="9pt" style:font-weight-complex="normal"/>
    </style:style>
    <style:style style:name="T14" style:family="text">
      <style:text-properties fo:font-size="9pt" fo:font-style="italic" fo:font-weight="normal" officeooo:rsid="0010de78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size="9pt" fo:font-style="italic" fo:font-weight="normal" officeooo:rsid="00103f23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color="#000000" style:text-line-through-style="none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ser Experience Designer</text:p>
      <text:p text:style-name="P8"><text:span text:style-name="T2">I</text:span><text:span text:style-name="T2"> </text:span><text:span text:style-name="T2">am</text:span><text:span text:style-name="T2"> </text:span><text:span text:style-name="T2">passionate</text:span><text:span text:style-name="T2"> </text:span><text:span text:style-name="T2">about</text:span><text:span text:style-name="T2"> </text:span><text:span text:style-name="T2">creating</text:span><text:span text:style-name="T2"> </text:span><text:span text:style-name="T2">human</text:span><text:span text:style-name="T2">-</text:span><text:span text:style-name="T2">computer</text:span><text:span text:style-name="T2"> </text:span><text:span text:style-name="T2">interactions</text:span><text:span text:style-name="T2"> </text:span><text:span text:style-name="T2">that</text:span><text:span text:style-name="T2"> </text:span><text:span text:style-name="T2">exceed</text:span><text:span text:style-name="T2"> </text:span><text:span text:style-name="T2">user</text:span><text:span text:style-name="T2"> </text:span><text:span text:style-name="T2">expectations</text:span><text:span text:style-name="T2"> </text:span><text:span text:style-name="T2">while</text:span><text:span text:style-name="T2"> </text:span><text:span text:style-name="T2">also</text:span><text:span text:style-name="T2"> </text:span><text:span text:style-name="T2">delivering</text:span><text:span text:style-name="T2"> </text:span><text:span text:style-name="T2">on</text:span><text:span text:style-name="T2"> </text:span><text:span text:style-name="T2">business</text:span><text:span text:style-name="T2"> </text:span><text:span text:style-name="T2">needs</text:span><text:span text:style-name="T2">. </text:span><text:span text:style-name="T2">I</text:span><text:span text:style-name="T2"> </text:span><text:span text:style-name="T2">have</text:span><text:span text:style-name="T2"> </text:span><text:span text:style-name="T2">a</text:span><text:span text:style-name="T2"> </text:span><text:span text:style-name="T2">full</text:span><text:span text:style-name="T2">-</text:span><text:span text:style-name="T2">stack</text:span><text:span text:style-name="T2"> </text:span><text:span text:style-name="T2">understanding</text:span><text:span text:style-name="T2"> </text:span><text:span text:style-name="T2">of</text:span><text:span text:style-name="T2"> </text:span><text:span text:style-name="T2">the</text:span><text:span text:style-name="T2"> </text:span><text:span text:style-name="T2">product</text:span><text:span text:style-name="T2"> </text:span><text:span text:style-name="T2">development</text:span><text:span text:style-name="T2"> </text:span><text:span text:style-name="T2">cycle</text:span><text:span text:style-name="T2">. </text:span><text:span text:style-name="T2">I</text:span><text:span text:style-name="T2"> </text:span><text:span text:style-name="T2">am</text:span><text:span text:style-name="T2"> </text:span><text:span text:style-name="T2">looking</text:span><text:span text:style-name="T2"> </text:span><text:span text:style-name="T2">forward</text:span><text:span text:style-name="T2"> </text:span><text:span text:style-name="T2">to</text:span><text:span text:style-name="T2"> </text:span><text:span text:style-name="T2">working</text:span><text:span text:style-name="T2"> </text:span><text:span text:style-name="T2">in</text:span><text:span text:style-name="T2"> </text:span><text:span text:style-name="T2">a</text:span><text:span text:style-name="T2"> </text:span><text:span text:style-name="T2">strong</text:span><text:span text:style-name="T2"> </text:span><text:span text:style-name="T2">team</text:span><text:span text:style-name="T2"> </text:span><text:span text:style-name="T2">environment</text:span><text:span text:style-name="T2"> </text:span><text:span text:style-name="T2">that</text:span><text:span text:style-name="T2"> </text:span><text:span text:style-name="T2">values</text:span><text:span text:style-name="T2"> </text:span><text:span text:style-name="T2">a</text:span><text:span text:style-name="T2"> </text:span><text:span text:style-name="T2">user</text:span><text:span text:style-name="T2">-</text:span><text:span text:style-name="T2">centric</text:span><text:span text:style-name="T2">, </text:span><text:span text:style-name="T2">iterative</text:span><text:span text:style-name="T2"> </text:span><text:span text:style-name="T2">process</text:span><text:span text:style-name="T2"> </text:span><text:span text:style-name="T2">towards</text:span><text:span text:style-name="T2"> </text:span><text:span text:style-name="T2">developing</text:span><text:span text:style-name="T2"> </text:span><text:span text:style-name="T2">a</text:span><text:span text:style-name="T2"> </text:span><text:span text:style-name="T2">final</text:span><text:span text:style-name="T2"> </text:span><text:span text:style-name="T2">product</text:span><text:span text:style-name="T2">.</text:span></text:p>
      <text:p text:style-name="P6"/>
      <text:p text:style-name="P1"><text:span text:style-name="T10">UI/UX Designer &amp; Front-end Developer</text:span><text:span text:style-name="T2">, Technotects, Inc </text:span><text:span text:style-name="T4">(May 2013 - Present)</text:span></text:p>
      <text:p text:style-name="P7">As the first designer hired in a web programming and technology solutions company, I quickly demonstrated the value of user-focused design. My first client meeting directly resulted in a contract increase to replace the existing design firm. </text:p>
      <text:list xml:id="list42685151" text:style-name="LS1">
        <text:list-item>
          <text:p text:style-name="P14">Publishing hybrid mobile apps in Apple App and Google Play stores</text:p>
        </text:list-item>
        <text:list-item>
          <text:p text:style-name="P14">Demonstrating the value of responsive design to client resulting in commitment to re-develop six corporate websites</text:p>
        </text:list-item>
        <text:list-item>
          <text:p text:style-name="P14">End-to-end design and development of hybrid mobile apps using Ionic Framework/AngularJS</text:p>
        </text:list-item>
        <text:list-item>
          <text:p text:style-name="P14">Establishing the value of functional prototypes in lieu of traditional wire frames for relevant projects</text:p>
        </text:list-item>
        <text:list-item>
          <text:p text:style-name="P14">Work with .Net developers on multiple Umbraco CMS implementations</text:p>
        </text:list-item>
        <text:list-item>
          <text:p text:style-name="P14">Design branding, including icons, to create stronger brand presence across platforms</text:p>
        </text:list-item>
      </text:list>
      <text:p text:style-name="P6"/>
      <text:p text:style-name="P1"><text:span text:style-name="T10">Lead GUI Engineer III</text:span><text:span text:style-name="T2">, The Tri-M Group </text:span><text:span text:style-name="T4">(October 2006 - May 2013)</text:span></text:p>
      <text:p text:style-name="P7">As an intern I developed a new UI. Next, as an assistant GUI engineer, I defined specifications and procedures. Subsequently, as the Lead GUI, I opened new revenue platforms. </text:p>
      <text:list xml:id="list6" text:style-name="LS1">
        <text:list-item>
          <text:p text:style-name="P15"><text:span text:style-name="T2">Developed</text:span><text:span text:style-name="T2"> </text:span><text:span text:style-name="T2">animated</text:span><text:span text:style-name="T2"> </text:span><text:span text:style-name="T2">information</text:span><text:span text:style-name="T2"> </text:span><text:span text:style-name="T2">display</text:span><text:span text:style-name="T2"> </text:span><text:span text:style-name="T2">systems</text:span><text:span text:style-name="T2"> </text:span><text:span text:style-name="T2">using</text:span><text:span text:style-name="T2"> </text:span><text:span text:style-name="T2">live</text:span><text:span text:style-name="T2"> </text:span><text:span text:style-name="T2">data</text:span><text:span text:style-name="T2"> </text:span><text:span text:style-name="T2">feeds</text:span></text:p>
        </text:list-item>
        <text:list-item>
          <text:p text:style-name="P15"><text:span text:style-name="T2">Created Jquery Mobile interface, along with custom back</text:span><text:span text:style-name="T3">-</text:span><text:span text:style-name="T2">end data acquisition and web server</text:span></text:p>
        </text:list-item>
        <text:list-item>
          <text:p text:style-name="P14">Established role as the ‘go-to guy’ for service department for design, software, hardware and networking requests</text:p>
        </text:list-item>
        <text:list-item>
          <text:p text:style-name="P15"><text:span text:style-name="T2">As</text:span><text:span text:style-name="T2"> </text:span><text:span text:style-name="T2">an</text:span><text:span text:style-name="T2"> </text:span><text:span text:style-name="T2">intern</text:span><text:span text:style-name="T2">, </text:span><text:span text:style-name="T2">I</text:span><text:span text:style-name="T2"> </text:span><text:span text:style-name="T2">convinced</text:span><text:span text:style-name="T2"> </text:span><text:span text:style-name="T2">upper</text:span><text:span text:style-name="T2"> </text:span><text:span text:style-name="T2">management</text:span><text:span text:style-name="T2"> </text:span><text:span text:style-name="T2">to</text:span><text:span text:style-name="T2"> </text:span><text:span text:style-name="T2">invest</text:span><text:span text:style-name="T2"> </text:span><text:span text:style-name="T2">in</text:span><text:span text:style-name="T2"> </text:span><text:span text:style-name="T2">developing</text:span><text:span text:style-name="T2"> </text:span><text:span text:style-name="T2">a</text:span><text:span text:style-name="T2"> </text:span><text:span text:style-name="T2">new</text:span><text:span text:style-name="T2"> </text:span><text:span text:style-name="T2">UI</text:span><text:span text:style-name="T2"> </text:span><text:span text:style-name="T2">design</text:span><text:span text:style-name="T2"> </text:span><text:span text:style-name="T2">using</text:span><text:span text:style-name="T2"> </text:span><text:span text:style-name="T2">realistic</text:span><text:span text:style-name="T2"> 3</text:span><text:span text:style-name="T2">D</text:span><text:span text:style-name="T2"> </text:span><text:span text:style-name="T2">images</text:span><text:span text:style-name="T2">, </text:span><text:span text:style-name="T2">leapfrogging</text:span><text:span text:style-name="T2"> </text:span><text:span text:style-name="T2">the</text:span><text:span text:style-name="T2"> </text:span><text:span text:style-name="T2">competition</text:span></text:p>
        </text:list-item>
      </text:list>
      <text:p text:style-name="P6"/>
      <text:p text:style-name="P1"><text:span text:style-name="T10">Freelance Web Design</text:span><text:span text:style-name="T2">, </text:span><text:span text:style-name="T4">(November 2008 - Present)</text:span></text:p>
      <text:p text:style-name="P13">As a passionate learner and perpetual seeker of opportunity, I am always exploring UX from an entrepreneurial perspective.</text:p>
      <text:list xml:id="list10" text:style-name="LS1">
        <text:list-item>
          <text:p text:style-name="P15"><text:span text:style-name="T2">Developed</text:span><text:span text:style-name="T2"> </text:span><text:span text:style-name="T2">website</text:span><text:span text:style-name="T2">, </text:span><text:span text:style-name="T2">from</text:span><text:span text:style-name="T2"> </text:span><text:span text:style-name="T2">code</text:span><text:span text:style-name="T2"> </text:span><text:span text:style-name="T2">to</text:span><text:span text:style-name="T2"> </text:span><text:span text:style-name="T2">copy</text:span><text:span text:style-name="T2">, </text:span><text:span text:style-name="T2">for</text:span><text:span text:style-name="T2"> </text:span><text:span text:style-name="T2">a</text:span><text:span text:style-name="T2"> </text:span><text:span text:style-name="T2">presidential</text:span><text:span text:style-name="T2"> </text:span><text:span text:style-name="T2">campaign</text:span><text:span text:style-name="T2"> </text:span><text:span text:style-name="T2">for</text:span><text:span text:style-name="T2"> </text:span><text:span text:style-name="T2">the</text:span><text:span text:style-name="T2"> </text:span><text:span text:style-name="T2">National</text:span><text:span text:style-name="T2"> </text:span><text:span text:style-name="T2">Association</text:span><text:span text:style-name="T2"> </text:span><text:span text:style-name="T2">of</text:span><text:span text:style-name="T2"> </text:span><text:span text:style-name="T2">REALTORS</text:span><text:span text:style-name="T2">®, </text:span><text:span text:style-name="T2">the</text:span><text:span text:style-name="T2"> </text:span><text:span text:style-name="T2">largest</text:span><text:span text:style-name="T2"> </text:span><text:span text:style-name="T2">trade</text:span><text:span text:style-name="T2"> </text:span><text:span text:style-name="T2">organization</text:span><text:span text:style-name="T2"> </text:span><text:span text:style-name="T2">in</text:span><text:span text:style-name="T2"> </text:span><text:span text:style-name="T2">North</text:span><text:span text:style-name="T2"> </text:span><text:span text:style-name="T2">America</text:span></text:p>
        </text:list-item>
        <text:list-item>
          <text:p text:style-name="P15"><text:span text:style-name="T2">Developed</text:span><text:span text:style-name="T2"> </text:span><text:span text:style-name="T2">WordPress</text:span><text:span text:style-name="T2"> </text:span><text:span text:style-name="T2">themes</text:span><text:span text:style-name="T2"> </text:span><text:span text:style-name="T2">and</text:span><text:span text:style-name="T2"> </text:span><text:span text:style-name="T2">websites</text:span></text:p>
        </text:list-item>
      </text:list>
      <text:p text:style-name="P1"/>
      <text:p text:style-name="P11">Software, Languages, Framework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7"><text:span text:style-name="T18">HTML</text:span><text:span text:style-name="T18">5/</text:span><text:span text:style-name="T18">CSS</text:span><text:span text:style-name="T18">3 (</text:span><text:span text:style-name="T18">SCSS</text:span><text:span text:style-name="T18">)</text:span></text:p>
            <text:p text:style-name="P18">JQuery</text:p>
            <text:p text:style-name="P18">AngularJS</text:p>
            <text:p text:style-name="P17"><text:span text:style-name="T18">Ionic</text:span><text:span text:style-name="T18"> </text:span><text:span text:style-name="T18">Framework</text:span></text:p>
            <text:p text:style-name="P17"><text:span text:style-name="T18">Umbraco</text:span><text:span text:style-name="T18"> </text:span><text:span text:style-name="T18">CMS</text:span><text:span text:style-name="T18"> (.</text:span><text:span text:style-name="T18">NET</text:span><text:span text:style-name="T18">, </text:span><text:span text:style-name="T18">Razor</text:span><text:span text:style-name="T18">)</text:span></text:p>
          </table:table-cell>
          <table:table-cell table:style-name="Table1.A1" office:value-type="string">
            <text:p text:style-name="P18">Photoshop</text:p>
            <text:p text:style-name="P17"><text:span text:style-name="T18">Inkscape</text:span><text:span text:style-name="T18"> (</text:span><text:span text:style-name="T18">SVG</text:span><text:span text:style-name="T18"> </text:span><text:span text:style-name="T18">editor</text:span><text:span text:style-name="T18">)</text:span></text:p>
            <text:p text:style-name="P17"><text:span text:style-name="T18">Zurb</text:span><text:span text:style-name="T18"> </text:span><text:span text:style-name="T18">Foundation</text:span></text:p>
            <text:p text:style-name="P18">PHP</text:p>
            <text:p text:style-name="P18">WordPress</text:p>
          </table:table-cell>
        </table:table-row>
      </table:table>
      <text:p text:style-name="P3"><text:span text:style-name="T8">A</text:span><text:span text:style-name="T7">ssociates in Arts</text:span><text:span text:style-name="T8">: Multimedia &amp; Visual Communications, </text:span><text:span text:style-name="T13">University of Phoenix </text:span><text:span text:style-name="T14">(200</text:span><text:span text:style-name="T15">6-2009</text:span><text:span text:style-name="T14">)</text:span></text:p>
      <text:p text:style-name="P9"><text:span text:style-name="T8">Drexel University</text:span><text:span text:style-name="T2">, </text:span><text:span text:style-name="T4">(200</text:span><text:span text:style-name="T6">1</text:span><text:span text:style-name="T5">-200</text:span><text:span text:style-name="T6">5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9pt" style:font-size-asian="9pt" style:font-size-complex="9pt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9pt" fo:font-style="normal" style:font-size-asian="9pt" style:font-style-asian="normal" style:font-size-complex="9pt" style:font-style-complex="normal"/>
    </style:style>
    <style:style style:name="MT1" style:family="text">
      <style:text-properties fo:color="#000080" fo:font-size="9pt" style:text-underline-style="solid" style:text-underline-width="auto" style:text-underline-color="font-color" style:font-size-asian="9pt" style:font-size-complex="9pt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>
        <style:header-footer-properties fo:min-height="0.5083in" fo:margin-left="0in" fo:margin-right="0in" fo:margin-top="0.5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Erik Florida</text:p>
        <text:p text:style-name="MP2"><text:a xlink:type="simple" xlink:href="mailto:erik.florida@gmail.com"><text:span text:style-name="MT1">erik</text:span></text:a><text:a xlink:type="simple" xlink:href="mailto:erik.florida@gmail.com"><text:span text:style-name="MT1">.</text:span></text:a><text:a xlink:type="simple" xlink:href="mailto:erik.florida@gmail.com"><text:span text:style-name="MT1">florida</text:span></text:a><text:a xlink:type="simple" xlink:href="mailto:erik.florida@gmail.com"><text:span text:style-name="MT1">@</text:span></text:a><text:a xlink:type="simple" xlink:href="mailto:erik.florida@gmail.com"><text:span text:style-name="MT1">gmail</text:span></text:a><text:a xlink:type="simple" xlink:href="mailto:erik.florida@gmail.com"><text:span text:style-name="MT1">.</text:span></text:a><text:a xlink:type="simple" xlink:href="mailto:erik.florida@gmail.com"><text:span text:style-name="MT1">com</text:span></text:a></text:p>
        <text:p text:style-name="MP3">215-872-2886</text:p>
      </style:header>
      <style:footer>
        <text:p text:style-name="MP4">301 Washington St, Apt 1321</text:p>
        <text:p text:style-name="MP4">Conshohocken, PA 1942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title/>
    <meta:initial-creator/>
    <meta:editing-cycles>5</meta:editing-cycles>
    <dc:date>2015-04-21T22:54:25.45</dc:date>
    <meta:editing-duration>PT13M27S</meta:editing-duration>
    <meta:document-statistic meta:table-count="1" meta:image-count="0" meta:object-count="0" meta:page-count="1" meta:paragraph-count="38" meta:word-count="386" meta:character-count="2600" meta:non-whitespace-character-count="2262"/>
  </office:meta>
</office:document-meta>
</file>